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“tremors”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“personality
like that”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“Carat, the
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plan to do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ign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ot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“Please calm down. They didn't do anything to
your bodies.”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